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ac5c" officeooo:paragraph-rsid="0017ac5c"/>
    </style:style>
    <style:style style:name="P2" style:family="paragraph" style:parent-style-name="Standard">
      <style:paragraph-properties fo:text-align="start" style:justify-single-word="false"/>
      <style:text-properties officeooo:rsid="0018d040" officeooo:paragraph-rsid="0018d040"/>
    </style:style>
    <style:style style:name="P3" style:family="paragraph" style:parent-style-name="Standard">
      <style:paragraph-properties fo:text-align="start" style:justify-single-word="false"/>
      <style:text-properties officeooo:rsid="0019e632" officeooo:paragraph-rsid="0019e632"/>
    </style:style>
    <style:style style:name="P4" style:family="paragraph" style:parent-style-name="Standard">
      <style:paragraph-properties fo:text-align="start" style:justify-single-word="false"/>
      <style:text-properties officeooo:rsid="001be172" officeooo:paragraph-rsid="001be172"/>
    </style:style>
    <style:style style:name="P5" style:family="paragraph" style:parent-style-name="Standard">
      <style:paragraph-properties fo:text-align="start" style:justify-single-word="false"/>
      <style:text-properties officeooo:rsid="001ddfca" officeooo:paragraph-rsid="001ddfca"/>
    </style:style>
    <style:style style:name="T1" style:family="text">
      <style:text-properties officeooo:rsid="0019e632"/>
    </style:style>
    <style:style style:name="T2" style:family="text">
      <style:text-properties officeooo:rsid="001c2be6"/>
    </style:style>
    <style:style style:name="T3" style:family="text">
      <style:text-properties officeooo:rsid="001dd0a4"/>
    </style:style>
    <style:style style:name="T4" style:family="text">
      <style:text-properties officeooo:rsid="001eb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io</text:p>
      <text:p text:style-name="P1"/>
      <text:p text:style-name="P2">Где-то в этом корпусе происходит периодическая радиопередача секретных данных. Воспользуйтесь вашими навыками радиотехник<text:span text:style-name="T3">а</text:span> и разберитесь.</text:p>
      <text:p text:style-name="P2"/>
      <text:p text:style-name="P2"/>
      <text:p text:style-name="P2">Описание:</text:p>
      <text:p text:style-name="P2">на этаже стоит открытая Wi-Fi точка. К ней заранее прицеплены клиент и сервер. <text:span text:style-name="T1">У сервера крутится на порту 31337 прожка, подключаемся к ней телнетом, получаем:</text:span></text:p>
      <text:p text:style-name="P3">Commands:</text:p>
      <text:p text:style-name="P3">GET_SESSION -- returns part of session</text:p>
      <text:p text:style-name="P3">GET_FLAG &lt;session&gt; -- returns flag</text:p>
      <text:p text:style-name="P3"/>
      <text:p text:style-name="P3">пробуем слать GET_SESSION, получаем отказ.</text:p>
      <text:p text:style-name="P4">Видим, что к сети подключен еще один компьютер.</text:p>
      <text:p text:style-name="P4">Слушаем трафик и видим, что между ними периодически идет обмен данными.</text:p>
      <text:p text:style-name="P4">Понимаем, что сервер принимает GET_SESSION только с этого компьютера. Слушаем еще, видим, что запросов GET_SESSION – 3 штуки, и в конце последнего указание, что сессия действует 5 секунд. <text:span text:style-name="T2">После чего, происходит перегенерация сессии.</text:span></text:p>
      <text:p text:style-name="P5">Следовательно, нужно автоматизировать процесс. <text:span text:style-name="T4">Слушаем трафик, на лету склеиваем, получаем сессию (задание упрощено, и запрос GET_FLAG сервер принимает от любого), высылаем GET_FLAG &lt;session&gt;, если успели, получаем флаг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1:31:39.222639100</meta:creation-date>
    <dc:date>2015-09-27T22:09:30.312161595</dc:date>
    <meta:editing-duration>PT1H25M38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37" meta:character-count="1004" meta:non-whitespace-character-count="876"/>
  </office:meta>
</office:document-meta>
</file>